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RW Gothic L" fo:font-size="28pt" fo:font-weight="bold" officeooo:paragraph-rsid="001a73a8" style:font-size-asian="24.5pt" style:font-weight-asian="bold" style:font-size-complex="28pt" style:font-weight-complex="bold"/>
    </style:style>
    <style:style style:name="P2" style:family="paragraph" style:parent-style-name="Standard">
      <style:text-properties style:font-name="URW Gothic L" fo:font-size="24pt" fo:font-weight="bold" officeooo:paragraph-rsid="00193b70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URW Gothic L" fo:font-size="24pt" fo:font-weight="bold" officeooo:paragraph-rsid="001a73a8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URW Gothic L" fo:font-size="24pt" fo:font-weight="bold" officeooo:paragraph-rsid="001c56f3" style:font-size-asian="24pt" style:font-weight-asian="bold" style:font-size-complex="24pt" style:font-weight-complex="bold"/>
    </style:style>
    <style:style style:name="P5" style:family="paragraph" style:parent-style-name="Standard">
      <style:paragraph-properties fo:margin-left="0.7902in" fo:margin-right="0.7902in" fo:text-indent="0in" style:auto-text-indent="false"/>
      <style:text-properties fo:color="#e6e6e6" style:font-name="URW Gothic L" fo:font-size="28pt" fo:font-weight="bold" officeooo:paragraph-rsid="0017bd81" style:font-size-asian="24.5pt" style:font-weight-asian="bold" style:font-size-complex="28pt" style:font-weight-complex="bold"/>
    </style:style>
    <style:style style:name="P6" style:family="paragraph" style:parent-style-name="Standard">
      <style:paragraph-properties fo:margin-left="0.7902in" fo:margin-right="0.7902in" fo:text-indent="0in" style:auto-text-indent="false"/>
      <style:text-properties fo:color="#e6e6e6" style:font-name="URW Gothic L" fo:font-size="28pt" fo:font-weight="bold" officeooo:paragraph-rsid="00193b70" style:font-size-asian="24.5pt" style:font-weight-asian="bold" style:font-size-complex="28pt" style:font-weight-complex="bold"/>
    </style:style>
    <style:style style:name="P7" style:family="paragraph" style:parent-style-name="Standard">
      <style:paragraph-properties fo:margin-left="0.7902in" fo:margin-right="0.7902in" fo:text-indent="0in" style:auto-text-indent="false"/>
      <style:text-properties fo:color="#e6e6e6" fo:font-size="28pt" officeooo:paragraph-rsid="0017bd81" style:font-size-asian="24.5pt" style:font-size-complex="28pt"/>
    </style:style>
    <style:style style:name="T1" style:family="text">
      <style:text-properties officeooo:rsid="0017bd81"/>
    </style:style>
    <style:style style:name="T2" style:family="text">
      <style:text-properties officeooo:rsid="00193b70"/>
    </style:style>
    <style:style style:name="T3" style:family="text">
      <style:text-properties officeooo:rsid="001a73a8"/>
    </style:style>
    <style:style style:name="T4" style:family="text">
      <style:text-properties officeooo:rsid="001c56f3"/>
    </style:style>
    <style:style style:name="T5" style:family="text">
      <style:text-properties officeooo:rsid="001db4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5"><text:span text:style-name="T1">The Scene: We find ourselves in the offices of the mythical design agency.</text:span></text:p>
      <text:p text:style-name="P5"><text:span text:style-name="T1"/></text:p>
      <text:p text:style-name="P5"><text:span text:style-name="T1">It is monday morning and all is well in the design world.</text:span></text:p>
      <text:p text:style-name="P5"><text:span text:style-name="T1"/></text:p>
      <text:p text:style-name="P5"><text:span text:style-name="T1">The Design God – Art Director is pleased with himself.</text:span></text:p>
      <text:p text:style-name="P5"><text:span text:style-name="T1"/></text:p>
      <text:p text:style-name="P5"><text:span text:style-name="T1">The Sage old Designer smiles in his wisdom.</text:span></text:p>
      <text:p text:style-name="P5"><text:span text:style-name="T1"/></text:p>
      <text:p text:style-name="P5"><text:soft-page-break/><text:span text:style-name="T1"/></text:p>
      <text:p text:style-name="P5"><text:span text:style-name="T1">The Agency Valkyrie relishes in her competency.</text:span></text:p>
      <text:p text:style-name="P5"><text:span text:style-name="T1"/></text:p>
      <text:p text:style-name="P5"><text:span text:style-name="T1">Hark! <text:s/>A mortal approaches! <text:s/>An Intern!</text:span></text:p>
      <text:p text:style-name="P5"><text:span text:style-name="T1"/></text:p>
      <text:p text:style-name="P5"><text:span text:style-name="T1">Mortal! How dare you enter the realm of the Design Gods? <text:s/>Show us your portfolio!</text:span></text:p>
      <text:p text:style-name="P5"><text:span text:style-name="T1"/></text:p>
      <text:p text:style-name="P5"><text:span text:style-name="T1">Terrible! <text:s/>But we can use you for free labor and you can prepare coffee and ambrosia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Act 2: Tuesday</text:span></text:p>
      <text:p text:style-name="P5"><text:span text:style-name="T1"/></text:p>
      <text:p text:style-name="P5"><text:span text:style-name="T1">The Design god is disturbed that he has no customers at the moment. <text:s/>His agents are idle.</text:span></text:p>
      <text:p text:style-name="P5"><text:span text:style-name="T1"/></text:p>
      <text:p text:style-name="P5"><text:soft-page-break/><text:span text:style-name="T1"/></text:p>
      <text:p text:style-name="P5"><text:span text:style-name="T1">The Sage says not to worry. <text:s/>The customers will come when they realize that they need an immortal corporate identity.</text:span></text:p>
      <text:p text:style-name="P5"><text:span text:style-name="T1"/></text:p>
      <text:p text:style-name="P5"><text:span text:style-name="T1">The Intern asks the Design God to explain Holy Composition.</text:span></text:p>
      <text:p text:style-name="P5"><text:span text:style-name="T1"/></text:p>
      <text:p text:style-name="P5"><text:span text:style-name="T1">The Intern asks, if there is one true typeface.</text:span></text:p>
      <text:p text:style-name="P5"><text:span text:style-name="T1"/></text:p>
      <text:p text:style-name="P5"><text:span text:style-name="T1">The Intern asks what the Tree of Design is.</text:span></text:p>
      <text:p text:style-name="P5"><text:span text:style-name="T1"/></text:p>
      <text:p text:style-name="P5"><text:span text:style-name="T1">And the Intern understood the Design World and it was good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>And indeed it was good, for just then <text:s/>an email arrives from a Titan of Industry who needs a new celestial identity on a short deadline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Act 3: Friday</text:span></text:p>
      <text:p text:style-name="P5"><text:span text:style-name="T1"/></text:p>
      <text:p text:style-name="P5"><text:span text:style-name="T1">The project was good but it brought the Agency into many ordeals.</text:span></text:p>
      <text:p text:style-name="P5"><text:span text:style-name="T1"/></text:p>
      <text:p text:style-name="P5"><text:span text:style-name="T1"/></text:p>
      <text:p text:style-name="P5"><text:span text:style-name="T1">The customer is virtuous but annoying, insisting on many changes.</text:span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>The godly logo was looking less heavenly every day.</text:span></text:p>
      <text:p text:style-name="P5"><text:span text:style-name="T1"/></text:p>
      <text:p text:style-name="P5"><text:span text:style-name="T1">The Intern wonders if she has brought bad luck into the Agency.</text:span></text:p>
      <text:p text:style-name="P5"><text:span text:style-name="T1"/></text:p>
      <text:p text:style-name="P5"><text:span text:style-name="T1">The Design God remembers that the contract had a built in “Death Curse” clause in the case of late delivery.</text:span></text:p>
      <text:p text:style-name="P5"><text:span text:style-name="T1"/></text:p>
      <text:p text:style-name="P5"><text:span text:style-name="T1">Woe! <text:s/>The Design god is dead. <text:s/>They will all need to find new jobs.</text:span></text:p>
      <text:p text:style-name="P5"><text:span text:style-name="T1"/></text:p>
      <text:p text:style-name="P5"><text:span text:style-name="T1">He died a hero's death. <text:s/>We will carry his mouse to the Hall of Art Directors.</text:span></text:p>
      <text:p text:style-name="P5"><text:span text:style-name="T1"/></text:p>
      <text:p text:style-name="P5"><text:span text:style-name="T1">And so the h</text:span><text:span text:style-name="T2">oly cycle of design is complete.</text:span></text:p>
      <text:p text:style-name="P5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text:span text:style-name="T2">End.</text:span></text:p>
      <text:p text:style-name="P6"><text:span text:style-name="T2"/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in" fo:margin-top="0in" fo:margin-bottom="0in" fo:margin-left="0in" fo:margin-right="0in" fo:background-color="#000000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dan </meta:initial-creator>
    <meta:creation-date>2013-04-12T14:57:56</meta:creation-date>
    <dc:date>2013-04-12T19:45:09</dc:date>
    <dc:creator>Brendan </dc:creator>
    <meta:editing-duration>PT48M33S</meta:editing-duration>
    <meta:editing-cycles>1</meta:editing-cycles>
    <meta:document-statistic meta:table-count="0" meta:image-count="0" meta:object-count="0" meta:page-count="6" meta:paragraph-count="26" meta:word-count="298" meta:character-count="1602" meta:non-whitespace-character-count="1320"/>
    <meta:generator>LibreOffice/3.6$Linux_X86_64 LibreOffice_project/360m1$Build-2</meta:generator>
  </office:meta>
</office:document-meta>
</file>